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center"/>
    </style:style>
    <style:style style:name="ce79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84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85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7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8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9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0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1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2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3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4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5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6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7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8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9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0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1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2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3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4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5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6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7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8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9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50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51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2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3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4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5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6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7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8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9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0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1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2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3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4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5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6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7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8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9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0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1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2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3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4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5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6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7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9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80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1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2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3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4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5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86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7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8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9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0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1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2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93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94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95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96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97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98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ce15"/>
        <table:table-column table:style-name="co5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0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1" office:value-type="string" calcext:value-type="string">
            <text:p>#62 Реализовать возможность конвертации учебника в epab</text:p>
          </table:table-cell>
          <table:table-cell table:style-name="ce15" office:value-type="string" calcext:value-type="string">
            <text:p>30-06-2017 12:10</text:p>
          </table:table-cell>
          <table:table-cell table:style-name="ce15" office:value-type="string" calcext:value-type="string">
            <text:p>30-09-2017 14:12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02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6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108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09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10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11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2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3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4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5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6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7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18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9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20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21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3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6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7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8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9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0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1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2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3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4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5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36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8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9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0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1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7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9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0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2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4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5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6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7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8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9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0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1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2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3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4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5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6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9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1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2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5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6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7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2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4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5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6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7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8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9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0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1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2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3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6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7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8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9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0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3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5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6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9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0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1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3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4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5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6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8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0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1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2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3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4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5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6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7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8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9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0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1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2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3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34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5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6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7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8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9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1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2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3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5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7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9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50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51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52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3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4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5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6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7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58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9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0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1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2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3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4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5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6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7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8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9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0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1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2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3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4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5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6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7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8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9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5 09 2017 - 01 10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0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1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2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/>
          <table:table-cell table:number-columns-repeated="6" office:value-type="string" calcext:value-type="string">
            <text:p>8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3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4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5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7:01:43.914269700</meta:creation-date>
    <dc:date>2017-10-02T07:07:01.991170312</dc:date>
    <meta:editing-duration>P0D</meta:editing-duration>
    <meta:editing-cycles>1</meta:editing-cycles>
    <meta:document-statistic meta:table-count="14" meta:cell-count="1727" meta:object-count="0"/>
    <meta:generator>LibreOffice/4.2.8.2$Linux_X86_64 LibreOffice_project/420m0$Build-2</meta:generator>
  </office:meta>
</office:document-meta>
</file>